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314cc" officeooo:paragraph-rsid="000314cc"/>
    </style:style>
    <style:style style:name="P2" style:family="paragraph" style:parent-style-name="Standard">
      <style:text-properties officeooo:rsid="000314cc" officeooo:paragraph-rsid="0003d26c"/>
    </style:style>
    <style:style style:name="P3" style:family="paragraph" style:parent-style-name="Standard">
      <style:text-properties officeooo:rsid="0006d604" officeooo:paragraph-rsid="0006d604"/>
    </style:style>
    <style:style style:name="P4" style:family="paragraph" style:parent-style-name="Standard">
      <style:text-properties officeooo:rsid="0006d604" officeooo:paragraph-rsid="000b0f2d"/>
    </style:style>
    <style:style style:name="P5" style:family="paragraph" style:parent-style-name="Standard">
      <style:text-properties officeooo:rsid="0006d604" officeooo:paragraph-rsid="000dfde7"/>
    </style:style>
    <style:style style:name="P6" style:family="paragraph" style:parent-style-name="Standard">
      <style:text-properties officeooo:rsid="0006d604" officeooo:paragraph-rsid="00102be4"/>
    </style:style>
    <style:style style:name="P7" style:family="paragraph" style:parent-style-name="Standard">
      <style:text-properties officeooo:rsid="0006d604" officeooo:paragraph-rsid="00117e3a"/>
    </style:style>
    <style:style style:name="P8" style:family="paragraph" style:parent-style-name="Standard">
      <style:text-properties officeooo:rsid="0006d604" officeooo:paragraph-rsid="00117e3a"/>
    </style:style>
    <style:style style:name="P9" style:family="paragraph" style:parent-style-name="Standard">
      <style:text-properties officeooo:rsid="001c6e0a" officeooo:paragraph-rsid="001c6e0a"/>
    </style:style>
    <style:style style:name="T1" style:family="text">
      <style:text-properties officeooo:rsid="000b0f2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数据库设计：</text:p>
      <text:p text:style-name="P1"><text:tab/>打卡状态：0：没有打卡，1：已打卡，2：请假。</text:p>
      <text:p text:style-name="P1"><text:tab/>用户端：<text:tab/></text:p>
      <text:p text:style-name="P1"><text:tab/><text:tab/>用户表：包含用户名，id，密码。</text:p>
      <text:p text:style-name="P1"><text:tab/><text:tab/>上班表：包含用户名，id，打卡状态，日期。</text:p>
      <text:p text:style-name="P1"><text:tab/><text:tab/>下班表：包含用户名，id，打卡状态，日期。</text:p>
      <text:p text:style-name="P1"><text:tab/><text:tab/>汇总表：包含用户名，id，上下班打卡状态，日期。</text:p>
      <text:p text:style-name="P1"><text:tab/>管理员端：</text:p>
      <text:p text:style-name="P1"><text:tab/><text:tab/>管理员表：包含用户名，id，密码,补打卡。</text:p>
      <text:p text:style-name="P2"><text:tab/><text:tab/>上班表：包含用户名，id，打卡状态，日期。</text:p>
      <text:p text:style-name="P2"><text:tab/><text:tab/>下班表：包含用户名，id，打卡状态，日期。</text:p>
      <text:p text:style-name="P2"><text:tab/><text:tab/>汇总表：包含用户名，id，上下班打卡状态，日期。</text:p>
      <text:p text:style-name="P2"><text:tab/>管理员权限：可以修改员工的打卡状态、密码。</text:p>
      <text:p text:style-name="P2"/>
      <text:p text:style-name="P3">创建数据库：create database attence;</text:p>
      <text:p text:style-name="P3">删除表：drop table 表名;</text:p>
      <text:p text:style-name="P3"><text:tab/>用户表：create table user(</text:p>
      <text:p text:style-name="P3"><text:s text:c="4"/>user_name varchar(40) not null,</text:p>
      <text:p text:style-name="P3"><text:s text:c="4"/>user_id int not null auto_increment,</text:p>
      <text:p text:style-name="P3"><text:s text:c="4"/>user_passwd varchar(100) not null,</text:p>
      <text:p text:style-name="P3"><text:s text:c="4"/>primary key (user_id));</text:p>
      <text:p text:style-name="P3"><text:tab/>插入用户：insert into user(user_name,user_id,user_passwd) values ("john",1,"11");</text:p>
      <text:p text:style-name="P3"><text:tab/>上班表：create table atwork(</text:p>
      <text:p text:style-name="P3"><text:s text:c="4"/>user_name varchar(40) not null,</text:p>
      <text:p text:style-name="P3"><text:s text:c="4"/>user_id int not null,</text:p>
      <text:p text:style-name="P3"><text:s text:c="4"/>user_state int not null,</text:p>
      <text:p text:style-name="P3"><text:s text:c="4"/>work_date datetime,</text:p>
      <text:p text:style-name="P3"><text:s text:c="4"/>primary key (user_id));</text:p>
      <text:p text:style-name="P5"><text:s text:c="3"/>改为：create table atwork(</text:p>
      <text:p text:style-name="P5"><text:s text:c="4"/>user_name varchar(40) not null,</text:p>
      <text:p text:style-name="P5"><text:s text:c="4"/>user_id int not null,</text:p>
      <text:p text:style-name="P5"><text:s text:c="4"/>user_state int not null,</text:p>
      <text:p text:style-name="P5"><text:s text:c="4"/>work_date datetime);</text:p>
      <text:p text:style-name="P4"><text:tab/>打卡：insert into user(user_name,user_id,user_state,<text:span text:style-name="T1">work_date</text:span>) values ("john",1,<text:span text:style-name="T1">1,now()</text:span>);</text:p>
      <text:p text:style-name="P4"><text:tab/>删除一条记录：delete from atwork where work_date = "2019-12-12 19:53:10";</text:p>
      <text:p text:style-name="P6">下班表：create table offwork(</text:p>
      <text:p text:style-name="P6"><text:s text:c="4"/>user_name varchar(40) not null,</text:p>
      <text:p text:style-name="P6"><text:s text:c="4"/>user_id int not null,</text:p>
      <text:p text:style-name="P6"><text:s text:c="4"/>user_state int not null,</text:p>
      <text:p text:style-name="P6"><text:s text:c="4"/>work_date datetime,</text:p>
      <text:p text:style-name="P6"><text:s text:c="4"/>primary key (user_id));</text:p>
      <text:p text:style-name="P6"><text:s text:c="3"/>改为：create table offwork(</text:p>
      <text:p text:style-name="P6"><text:s text:c="4"/>user_name varchar(40) not null,</text:p>
      <text:p text:style-name="P6"><text:s text:c="4"/>user_id int not null,</text:p>
      <text:p text:style-name="P6"><text:s text:c="4"/>user_state int not null,</text:p>
      <text:p text:style-name="P6"><text:s text:c="4"/>work_date datetime);</text:p>
      <text:p text:style-name="P7"><text:tab/>总表：create table offwork(</text:p>
      <text:p text:style-name="P7"><text:s text:c="4"/>user_name varchar(40) not null,</text:p>
      <text:p text:style-name="P7"><text:soft-page-break/><text:s text:c="4"/>user_id int not null,</text:p>
      <text:p text:style-name="P7"><text:s text:c="4"/>user_state int not null,</text:p>
      <text:p text:style-name="P7"><text:s text:c="4"/>work_date datetime,</text:p>
      <text:p text:style-name="P7"><text:s text:c="4"/>primary key (user_id));</text:p>
      <text:p text:style-name="P7"><text:s text:c="3"/>改为：create table work(</text:p>
      <text:p text:style-name="P7"><text:s text:c="4"/>user_name varchar(40) not null,</text:p>
      <text:p text:style-name="P7"><text:s text:c="4"/>user_id int not null,</text:p>
      <text:p text:style-name="P7"><text:s text:c="4"/>user_state int not null,</text:p>
      <text:p text:style-name="P7"><text:s text:c="4"/>work_date datetime);</text:p>
      <text:p text:style-name="P7"/>
      <text:p text:style-name="P7">MySql中增加一列</text:p>
      <text:p text:style-name="P7">如果想在一个已经建好的表中添加一列，可以用诸如：</text:p>
      <text:p text:style-name="P7"/>
      <text:p text:style-name="P7">alter table TABLE_NAME add column NEW_COLUMN_NAME varchar(20) not null;</text:p>
      <text:p text:style-name="P7"/>
      <text:p text:style-name="P7">这条语句会向已有的表中加入新的一列，这一列在表的最后一列位置。如果我们希望添加在指定的一列，可以用：</text:p>
      <text:p text:style-name="P7"/>
      <text:p text:style-name="P7">alter table TABLE_NAME add column NEW_COLUMN_NAME varchar(20) not null after COLUMN_NAME;</text:p>
      <text:p text:style-name="P7"/>
      <text:p text:style-name="P7">注意，上面这个命令的意思是说添加新列到某一列后面。如果想添加到第一列的话，可以用：</text:p>
      <text:p text:style-name="P7"/>
      <text:p text:style-name="P7">alter table TABLE_NAME add column NEW_COLUMN_NAME varchar(20) not null first;</text:p>
      <text:p text:style-name="P7"/>
      <text:p text:style-name="P7">向用户表中增加一个权限字段：alter table user add column user_permission int not null after user_passwd;</text:p>
      <text:p text:style-name="P7">向用户表中插入一个用户：insert into user(user_name,user_id,user_passwd,user_permission) values ("jenny",2,"11",1);</text:p>
      <text:p text:style-name="P7">修改用户表中已插入的用户的值：<text:bookmark-start text:name="__DdeLink__155_1306718670"/>update user set user_passwd=12 where user_id = 2;<text:bookmark-end text:name="__DdeLink__155_1306718670"/></text:p>
      <text:p text:style-name="P7">删除用户表中的用户：delete from user where user_id = 2;</text:p>
      <text:p text:style-name="P7"/>
      <text:p text:style-name="P9">将两个表合并并插入一个表中：insert into work(user_name,user_id,user_state,work_date) select * <text:s/>from (select * from atwork union all select * from offwork) as a;</text:p>
      <text:p text:style-name="P9">参考：<text:a xlink:type="simple" xlink:href="https://blog.csdn.net/qq_32863631/article/details/83024322" text:style-name="Internet_20_link" text:visited-style-name="Visited_20_Internet_20_Link">https://blog.csdn.net/qq_32863631/article/details/83024322</text:a></text:p>
      <text:p text:style-name="P9"><text:tab/><text:a xlink:type="simple" xlink:href="https://www.cnblogs.com/jacson/p/4686273.html" text:style-name="Internet_20_link" text:visited-style-name="Visited_20_Internet_20_Link">https://www.cnblogs.com/jacson/p/4686273.html</text:a></text:p>
      <text:p text:style-name="P9"><text:tab/><text:a xlink:type="simple" xlink:href="https://www.cnblogs.com/Claire6649/p/6871935.html" text:style-name="Internet_20_link" text:visited-style-name="Visited_20_Internet_20_Link">https://www.cnblogs.com/Claire6649/p/6871935.html</text:a>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Noto Sans CJK SC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Noto Sans CJK SC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CJK SC" style:font-family-complex="'Noto Sans CJK S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8T21:41:46.801036502</meta:creation-date>
    <dc:date>2020-01-21T21:27:51.242018399</dc:date>
    <meta:editing-duration>PT9H55M51S</meta:editing-duration>
    <meta:editing-cycles>22</meta:editing-cycles>
    <meta:generator>LibreOffice/6.0.7.3$Linux_X86_64 LibreOffice_project/00m0$Build-3</meta:generator>
    <meta:document-statistic meta:table-count="0" meta:image-count="0" meta:object-count="0" meta:page-count="2" meta:paragraph-count="71" meta:word-count="696" meta:character-count="2558" meta:non-whitespace-character-count="2213"/>
  </office:meta>
</office:document-meta>
</file>